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0ce0" officeooo:paragraph-rsid="00040ce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40ce0" officeooo:paragraph-rsid="00040ce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5e49e" officeooo:paragraph-rsid="0005e49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ndowing functions</text:p>
      <text:p text:style-name="P2"/>
      <text:p text:style-name="P3">select id, revenue, day, sum(revenue) over (order by id rows <text:s/>between unbounded preceding and current row) as running_total;</text:p>
      <text:p text:style-name="P3"/>
      <text:p text:style-name="P3">……………… sum() is operation</text:p>
      <text:p text:style-name="P3">……………… over() is window</text:p>
      <text:p text:style-name="P3">……………… unbounded preceding means first row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3T02:22:26.023787114</meta:creation-date>
    <dc:date>2022-07-13T02:35:44.233202979</dc:date>
    <meta:editing-duration>PT13M20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1" meta:paragraph-count="5" meta:word-count="34" meta:character-count="233" meta:non-whitespace-character-count="203"/>
  </office:meta>
</office:document-meta>
</file>